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Noto Sans" svg:font-family="'Noto Sans'" style:font-family-generic="swiss"/>
    <style:font-face style:name="Noto Sans CJK TC Regular" svg:font-family="'Noto Sans CJK TC Regular'" style:font-family-generic="swiss"/>
    <style:font-face style:name="Noto Sans Hebrew" svg:font-family="'Noto Sans Hebrew'" style:font-family-generic="swiss"/>
    <style:font-face style:name="ＭＳ 明朝" svg:font-family="'ＭＳ 明朝'" style:font-family-generic="swiss"/>
  </office:font-face-decls>
  <office:automatic-styles>
    <style:style style:name="P1" style:family="paragraph" style:parent-style-name="Standard">
      <style:paragraph-properties fo:margin-top="0mm" fo:margin-bottom="0mm" style:contextual-spacing="false"/>
    </style:style>
    <style:style style:name="P2" style:family="paragraph">
      <style:paragraph-properties fo:margin-left="0mm" fo:margin-right="0mm" fo:margin-top="0mm" fo:margin-bottom="0mm" fo:line-height="115%" fo:text-align="center" fo:text-indent="0m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c0504d" loext:opacity="100%" style:text-outline="false" style:text-line-through-style="none" style:text-line-through-type="none" style:text-position="0% 100%" style:font-name="Arial Black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ＭＳ 明朝" style:font-size-asian="14pt" style:language-asian="ja" style:country-asian="JP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>
        <loext:char-color-theme-reference loext:type="accent2"/>
      </style:text-properties>
    </style:style>
    <style:style style:name="P3" style:family="paragraph">
      <loext:graphic-properties draw:fill="solid" draw:fill-color="#ccc1da" draw:gradient-step-count="0" draw:opacity-name="Transparency_20_3"/>
      <style:paragraph-properties fo:margin-left="0mm" fo:margin-right="0mm" fo:margin-top="0mm" fo:margin-bottom="0mm" fo:line-height="115%" fo:text-align="center" fo:text-indent="0m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c0504d" loext:opacity="100%" style:text-outline="false" style:text-line-through-style="none" style:text-line-through-type="none" style:text-position="0% 100%" style:font-name="Arial Black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ＭＳ 明朝" style:font-size-asian="14pt" style:language-asian="ja" style:country-asian="JP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>
        <loext:char-color-theme-reference loext:type="accent2"/>
      </style:text-properties>
    </style:style>
    <style:style style:name="T1" style:family="text">
      <style:text-properties fo:color="#c0504d" loext:opacity="100%" style:font-name="Arial Black" fo:font-size="14pt" fo:language="de" fo:country="DE" style:font-size-asian="14pt" style:font-size-complex="14pt" style:font-weight-complex="bold">
        <loext:char-color-theme-reference loext:type="accent2"/>
      </style:text-properties>
    </style:style>
    <style:style style:name="T2" style:family="text">
      <style:text-properties fo:font-variant="normal" fo:text-transform="none" fo:color="#c0504d" loext:opacity="100%" style:text-outline="false" style:text-line-through-style="none" style:text-line-through-type="none" style:text-position="0% 100%" style:font-name="Arial Black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ＭＳ 明朝" style:font-size-asian="14pt" style:language-asian="ja" style:country-asian="JP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text-scale="100%" style:font-relief="none" style:text-overline-style="none" style:text-overline-color="font-color">
        <loext:char-color-theme-reference loext:type="accent2"/>
      </style:text-properties>
    </style:style>
    <style:style style:name="gr1" style:family="graphic">
      <style:graphic-properties draw:stroke="none" svg:stroke-width="0.32mm" draw:stroke-linejoin="round" svg:stroke-linecap="butt" draw:fill="solid" draw:fill-color="#ccc1da" draw:gradient-step-count="0" loext:fill-use-slide-background="false" draw:opacity-name="Transparency_20_3" draw:textarea-horizontal-align="center" draw:textarea-vertical-align="top" draw:auto-grow-height="false" draw:auto-grow-width="false" fo:min-height="30.06mm" fo:min-width="90.4mm" fo:padding-top="1.27mm" fo:padding-bottom="1.27mm" fo:padding-left="2.54mm" fo:padding-right="2.54mm" fo:wrap-option="wrap" style:writing-mode="lr-tb" fo:margin-left="0mm" fo:margin-right="0mm" fo:margin-top="0mm" fo:margin-bottom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lor-theme-reference loext:type="accent4">
          <loext:transformation loext:type="lummod" loext:value="4000"/>
          <loext:transformation loext:type="lumoff" loext:value="6000"/>
        </loext:fill-color-theme-reference>
      </style:graphic-properties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0" draw:name="Text Box 1" draw:style-name="gr1" draw:text-style-name="P3" svg:width="95.47mm" svg:height="32.6mm" svg:x="20.39mm" svg:y="8.68mm">
     <text:p text:style-name="P2"><text:span text:style-name="T2">Happy Birthday</text:span></text:p>
     <draw:enhanced-geometry draw:mirror-horizontal="false" draw:mirror-vertical="false" draw:text-path="true" draw:text-path-mode="path" draw:text-path-scale="path" svg:viewBox="0 0 21600 21600" draw:glue-points="?f18 ?f0 ?f20 10800 ?f19 ?f1 ?f21 10800" draw:text-areas="0 0 21600 21600" draw:type="fontwork-wave" draw:modifiers="4320 10800" draw:enhanced-path="M ?f7 ?f0 C ?f15 ?f9 ?f16 ?f10 ?f12 ?f0 N M ?f29 ?f1 C ?f27 ?f28 ?f25 ?f26 ?f24 ?f1 N">
      <draw:equation draw:name="f0" draw:formula="$0 "/>
      <draw:equation draw:name="f1" draw:formula="21600-?f0 "/>
      <draw:equation draw:name="f2" draw:formula="$1 "/>
      <draw:equation draw:name="f3" draw:formula="?f2 -10800"/>
      <draw:equation draw:name="f4" draw:formula="?f3 *2"/>
      <draw:equation draw:name="f5" draw:formula="abs(?f4 )"/>
      <draw:equation draw:name="f6" draw:formula="4320-?f5 "/>
      <draw:equation draw:name="f7" draw:formula="if(?f3 ,0,?f5 )"/>
      <draw:equation draw:name="f8" draw:formula="15800*?f0 /4460"/>
      <draw:equation draw:name="f9" draw:formula="?f0 -?f8 "/>
      <draw:equation draw:name="f10" draw:formula="?f0 +?f8 "/>
      <draw:equation draw:name="f11" draw:formula="21600-?f4 "/>
      <draw:equation draw:name="f12" draw:formula="if(?f3 ,?f11 ,21600)"/>
      <draw:equation draw:name="f13" draw:formula="?f12 -?f7 "/>
      <draw:equation draw:name="f14" draw:formula="?f5 /2"/>
      <draw:equation draw:name="f15" draw:formula="?f7 +7200-?f14 "/>
      <draw:equation draw:name="f16" draw:formula="?f12 +?f14 -7200"/>
      <draw:equation draw:name="f17" draw:formula="?f13 /2"/>
      <draw:equation draw:name="f18" draw:formula="?f7 +?f17 "/>
      <draw:equation draw:name="f19" draw:formula="21600-?f18 "/>
      <draw:equation draw:name="f20" draw:formula="?f5 /2"/>
      <draw:equation draw:name="f21" draw:formula="21600-?f20 "/>
      <draw:equation draw:name="f22" draw:formula="?f0 *2"/>
      <draw:equation draw:name="f23" draw:formula="21600-?f22 "/>
      <draw:equation draw:name="f24" draw:formula="21600-?f7 "/>
      <draw:equation draw:name="f25" draw:formula="21600-?f15 "/>
      <draw:equation draw:name="f26" draw:formula="?f1 +?f8 "/>
      <draw:equation draw:name="f27" draw:formula="21600-?f16 "/>
      <draw:equation draw:name="f28" draw:formula="?f1 -?f8 "/>
      <draw:equation draw:name="f29" draw:formula="21600-?f12 "/>
      <draw:handle draw:handle-position="left $0" draw:handle-range-y-minimum="0" draw:handle-range-y-maximum="4460"/>
      <draw:handle draw:handle-position="$1 21600" draw:handle-range-x-minimum="8640" draw:handle-range-x-maximum="12960"/>
     </draw:enhanced-geometry>
    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Noto Sans" svg:font-family="'Noto Sans'" style:font-family-generic="swiss"/>
    <style:font-face style:name="Noto Sans CJK TC Regular" svg:font-family="'Noto Sans CJK TC Regular'" style:font-family-generic="swiss"/>
    <style:font-face style:name="Noto Sans Hebrew" svg:font-family="'Noto Sans Hebrew'" style:font-family-generic="swiss"/>
    <style:font-face style:name="ＭＳ 明朝" svg:font-family="'ＭＳ 明朝'" style:font-family-generic="swiss"/>
  </office:font-face-decls>
  <office:styles>
    <draw:gradient draw:name="Gradient_20_1" draw:display-name="Gradient 1" draw:style="linear" draw:start-color="#558ed5" draw:end-color="#e46c0a" draw:start-intensity="100%" draw:end-intensity="100%" draw:angle="200deg" draw:border="0%"/>
    <draw:opacity draw:name="Transparency_20_1" draw:display-name="Transparency 1" draw:style="rectangular" draw:cx="50%" draw:cy="50%" draw:start="30%" draw:end="80%" draw:angle="0deg" draw:border="1%"/>
    <draw:opacity draw:name="Transparency_20_2" draw:display-name="Transparency 2" draw:style="rectangular" draw:cx="50%" draw:cy="50%" draw:start="30%" draw:end="95%" draw:angle="0deg" draw:border="1%"/>
    <draw:opacity draw:name="Transparency_20_3" draw:display-name="Transparency 3" draw:style="rectangular" draw:cx="50%" draw:cy="50%" draw:start="30%" draw:end="95%" draw:angle="0deg" draw:border="10%"/>
    <draw:opacity draw:name="msTransGradient_20_1" draw:display-name="msTransGradient 1" draw:style="linear" draw:start="80%" draw:end="100%" draw:angle="200deg" draw:border="0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ＭＳ 明朝" style:font-size-asian="11pt" style:language-asian="ja" style:country-asian="JP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false" style:font-name-asian="ＭＳ 明朝" style:font-size-asian="11pt" style:language-asian="ja" style:country-asian="JP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3.53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oto Sans" fo:font-family="'Noto Sans'" style:font-family-generic="swiss" fo:font-size="14pt" style:font-name-asian="Noto Sans CJK TC Regular" style:font-family-asian="'Noto Sans CJK TC Regular'" style:font-family-generic-asian="swiss" style:font-size-asian="14pt" style:font-name-complex="Noto Sans Hebrew" style:font-family-complex="'Noto Sans Hebrew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name-asian="Noto Sans CJK TC Regular" style:font-family-asian="'Noto Sans CJK TC Regular'" style:font-family-generic-asian="swiss" style:font-size-asian="12pt" style:font-name-complex="Noto Sans Hebrew" style:font-family-complex="'Noto Sans Hebrew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family-generic="swiss" fo:font-size="12pt" fo:font-style="italic" style:font-name-asian="Noto Sans CJK TC Regular" style:font-family-asian="'Noto Sans CJK TC Regular'" style:font-family-generic-asian="swiss" style:font-size-asian="12pt" style:font-style-asian="italic" style:font-name-complex="Noto Sans Hebrew" style:font-family-complex="'Noto Sans Hebrew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name-asian="Noto Sans CJK TC Regular" style:font-family-asian="'Noto Sans CJK TC Regular'" style:font-family-generic-asian="swiss" style:font-size-asian="12pt" style:font-name-complex="Noto Sans Hebrew" style:font-family-complex="'Noto Sans Hebrew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  <loext:theme loext:name="Office Theme">
      <loext:color-table loext:name="Office">
        <loext:color loext:name="dk1" loext:color="#000000"/>
        <loext:color loext:name="lt1" loext:color="#ffffff"/>
        <loext:color loext:name="dk2" loext:color="#1f497d"/>
        <loext:color loext:name="l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link" loext:color="#0000ff"/>
        <loext:color loext:name="folHlink" loext:color="#800080"/>
      </loext:color-table>
    </loext:theme>
  </office:styles>
  <office:automatic-styles>
    <style:page-layout style:name="Mpm1">
      <style:page-layout-properties fo:page-width="148.01mm" fo:page-height="104.78mm" style:num-format="1" style:print-orientation="landscape" fo:margin-top="5.01mm" fo:margin-bottom="5.01mm" fo:margin-left="5.01mm" fo:margin-right="5.01mm" style:writing-mode="lr-tb" style:layout-grid-color="#c0c0c0" style:layout-grid-lines="14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gina Henschel</meta:initial-creator>
    <dc:creator>Regina Henschel</dc:creator>
    <meta:editing-cycles>8</meta:editing-cycles>
    <meta:creation-date>2023-02-26T00:05:00</meta:creation-date>
    <dc:date>2023-03-08T14:56:20.660000000</dc:date>
    <meta:editing-duration>PT26M38S</meta:editing-duration>
    <meta:generator>BCommitContinue/7.6.0.0.alpha0$Windows_X86_64 LibreOffice_project/00a602ca8e75ab5cf050e092289ef7165b343165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6.0000</meta:user-defined>
    <meta:template xlink:type="simple" xlink:actuate="onRequest" xlink:title="DinA6quer.dotx" xlink:href=""/>
  </office:meta>
</office:document-meta>
</file>